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ullScreenCopletEventAspect.dispo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FullScreenCopletEventAspect.initial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ullScreenCopletEventAspect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ullScreenCopletEventAspect.process( EventAspectContext context , PortalService servic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FullScreenCopletEventAspect.inform( FullScreenCopletEvent event , PortalService servic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